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style:font-name="Times New Roman" fo:font-weight="normal" style:font-weight-asian="normal" style:font-weight-complex="normal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2" style:family="paragraph" style:parent-style-name="Heading_20_2">
      <style:paragraph-properties fo:margin-left="0cm" fo:margin-right="0cm" fo:text-indent="0cm" style:auto-text-indent="false"/>
    </style:style>
    <style:style style:name="P13" style:family="paragraph" style:parent-style-name="Heading_20_2" style:list-style-name="L1">
      <style:paragraph-properties fo:margin-left="0cm" fo:margin-right="0cm" fo:text-indent="0cm" style:auto-text-indent="false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5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Standard" style:list-style-name="L3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7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9" style:family="paragraph" style:parent-style-name="Text_20_body" style:list-style-name="WW8Num7">
      <style:text-properties fo:font-size="12pt" style:font-size-asian="12pt" style:font-size-complex="12pt"/>
    </style:style>
    <style:style style:name="P20" style:family="paragraph" style:parent-style-name="Text_20_body" style:list-style-name="L1">
      <style:text-properties fo:font-size="12pt" style:font-size-asian="12pt" style:font-size-complex="12pt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emória Virtual<text:line-break/>Caso de uso: GerenciarInstituição</text:p>
      <text:p text:style-name="P11"/>
      <text:h text:style-name="Heading_20_1" text:outline-level="1">Breve Descrição</text:h>
      <text:p text:style-name="Text_20_body"><text:s text:c="4"/><text:span text:style-name="T6">O caso de uso GerenciarInstituição permite que o usuário (Administrador) cadastre e exclua o cadastro de uma instituição, e permite ao usuário (Administrador ou Gerente) alterar os dados da instituição.</text:span></text:p>
      <text:h text:style-name="Heading_20_1" text:outline-level="1">Breve Descrição dos Atores</text:h>
      <text:p text:style-name="Standard"><text:span text:style-name="T3"><text:tab/></text:span><text:span text:style-name="T4">Administrador: </text:span><text:span text:style-name="T5">O Administrador cadastra, exclui e altera os dados de uma instituição.</text:span></text:p>
      <text:p text:style-name="P9"><text:tab/><text:span text:style-name="T7">Gerente: </text:span>O Gerente da instituição apenas altera os dados de sua própria instituição.</text:p>
      <text:h text:style-name="Heading_20_1" text:outline-level="1">Pré-condições</text:h>
      <text:p text:style-name="P10">O usuário está logado no sistema.</text:p>
      <text:h text:style-name="Heading_20_1" text:outline-level="1">Fluxo Básico de Eventos</text:h>
      <text:list xml:id="list36564318" text:style-name="WW8Num7">
        <text:list-header>
          <text:p text:style-name="P19">1. O Administrador seleciona a opção “Cadastrar Instituição” ou “Excluir Instituição” ou “Editar Instituição” e o Gerente seleciona a opção “Editar Instituição”;</text:p>
          <text:p text:style-name="P19">2. O usuário realiza suas operações referentes a opção escolhida acima;</text:p>
          <text:p text:style-name="P19">3. O sistema valida a operação;</text:p>
          <text:p text:style-name="P19">4. O caso de uso é encerrado.</text:p>
        </text:list-header>
      </text:list>
      <text:h text:style-name="Heading_20_1" text:outline-level="1">Fluxos Alternativos</text:h>
      <text:h text:style-name="P12" text:outline-level="2" text:is-list-header="true">Fluxo Alternativo 1</text:h>
      <text:p text:style-name="P10">Se no passo <text:s/>1 do Fluxo Básico o Administrador seleciona a opção “Cadastrar Instituição”, então</text:p>
      <text:p text:style-name="P10"><text:tab/>1. <text:s text:c="2"/>O sistema apresenta a tela de cadastramento de instituição;</text:p>
      <text:list xml:id="list36579420" text:style-name="L1">
        <text:list-item>
          <text:list>
            <text:list-item>
              <text:list>
                <text:list-item>
                  <text:p text:style-name="P20">O usuário preenche os campos de cadastramento;</text:p>
                </text:list-item>
                <text:list-item>
                  <text:p text:style-name="P20">O sistema habilita a opção de confirmar a operação;</text:p>
                </text:list-item>
                <text:list-item>
                  <text:p text:style-name="P20">O caso de uso retorna ao passo 3.</text:p>
                </text:list-item>
              </text:list>
              <text:h text:style-name="P13" text:outline-level="2">Fluxo Alternativo 2</text:h>
            </text:list-item>
          </text:list>
          <text:p text:style-name="P20">Se no passo <text:s/>1 do Fluxo Básico <text:s/>o Administrador seleciona a opção “Editar Instituição”, então</text:p>
          <text:p text:style-name="P20"><text:soft-page-break/>1. O sistema disponibiliza um <text:s/>ícone <text:s/>de “Buscar Instituição”, o usuário pesquisa pela instituição desejada;</text:p>
          <text:list text:continue-numbering="true">
            <text:list-item>
              <text:p text:style-name="P20">O sistema imprime os resultados da busca e o usuário seleciona a instituição a ser alterada;</text:p>
            </text:list-item>
          </text:list>
          <text:p text:style-name="P20">3. <text:s text:c="2"/>O sistema apresenta os dados da instituição que podem ser alterados pelo Administrador;</text:p>
          <text:list>
            <text:list-item>
              <text:list>
                <text:list-header>
                  <text:p text:style-name="P21"><text:s text:c="19"/>4. <text:s text:c="3"/>O usuário altera os dados e confirma a operação;</text:p>
                  <text:p text:style-name="P21"><text:s text:c="19"/>5. <text:s text:c="3"/>O caso de uso retorna ao passo 3.</text:p>
                </text:list-header>
              </text:list>
              <text:h text:style-name="P13" text:outline-level="2">Fluxo Alternativo 3</text:h>
            </text:list-item>
          </text:list>
          <text:p text:style-name="P20">Se no passo <text:s/>1 do Fluxo Básico <text:s/>o Gerente seleciona a opção “Editar Instituição”, então</text:p>
          <text:p text:style-name="P20">1. <text:s text:c="2"/>O sistema apresenta os dados da instituição do Gerente que podem ser alterados;</text:p>
          <text:list>
            <text:list-item>
              <text:list>
                <text:list-header>
                  <text:p text:style-name="P21"><text:s text:c="19"/>2. <text:s text:c="3"/>O usuário altera os dados e confirma a operação;</text:p>
                  <text:p text:style-name="P21"><text:s text:c="19"/>3. <text:s text:c="3"/>O caso de uso retorna ao passo 3.</text:p>
                </text:list-header>
              </text:list>
              <text:h text:style-name="P13" text:outline-level="2"/>
              <text:h text:style-name="P13" text:outline-level="2">Fluxo Alternativo 4</text:h>
            </text:list-item>
          </text:list>
          <text:p text:style-name="P20">Se no passo <text:s/>1 do Fluxo Básico <text:s/>o Administrador seleciona a opção “Excluir Instituição”, então</text:p>
          <text:p text:style-name="P20">1. O sistema disponibiliza um <text:s/>ícone <text:s/>de “Buscar Instituição”, o usuário pesquisa pela instituição desejada;</text:p>
        </text:list-item>
      </text:list>
      <text:p text:style-name="P10"><text:s text:c="6"/>2. <text:s text:c="2"/>O sistema imprime os resultados da busca e o usuário seleciona a instituição a ser excluida;</text:p>
      <text:list xml:id="list36556829" text:continue-numbering="true" text:style-name="L1">
        <text:list-header>
          <text:p text:style-name="P20">3. <text:s text:c="2"/>O usuário confirma a operação e seleciona outro Administrador para confirmar a operação;</text:p>
          <text:p text:style-name="P20">4. <text:s text:c="2"/>O caso de uso retorna ao passo 3.</text:p>
        </text:list-header>
      </text:list>
      <text:h text:style-name="P14" text:outline-level="2" text:is-list-header="true">Fluxo Alternativo 5</text:h>
      <text:p text:style-name="P5"><text:span text:style-name="T2"><text:s text:c="16"/></text:span>Se no passo 2 do Fluxo Alternativo 1 o Administrador não preenche todos os campos obrigatórios para o cadastramento, então</text:p>
      <text:list xml:id="list3656536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"><text:s text:c="32"/>1. O sistema não habilita a opção de confirmar cadastramento;</text:p>
                          <text:list>
                            <text:list-item>
                              <text:list>
                                <text:list-header>
                                  <text:p text:style-name="P15"><text:s text:c="32"/>2. O sistema exibe a mensagem “Preencha os campos obrigatórios”;</text:p>
                                </text:list-header>
                              </text:list>
                            </text:list-item>
                          </text:list>
                          <text:p text:style-name="P15"><text:s text:c="32"/>3. O caso de uso retorna ao passo 2 do Fluxo Alternativo 1.</text:p>
                          <text:p text:style-name="P1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2" text:is-list-header="true">Fluxo Alternativo 6</text:h>
      <text:p text:style-name="P4"><text:span text:style-name="T2"><text:s text:c="15"/></text:span><text:span text:style-name="T6"><text:s/>Se no passo 2 do Fluxo Alternativo 2 e 4 o sistema não encontra nenhuma instituição, entao</text:span></text:p>
      <text:list xml:id="list3658016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"><text:s/><text:tab/> <text:s text:c="12"/>1. O sistema retorna a mensagem “Nenhuma Instituição encontrada”;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6"><text:s text:c="25"/>2. O caso de uso é encerrado.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h text:style-name="P14" text:outline-level="2" text:is-list-header="true">Fluxo Alternativo 7</text:h>
      <text:p text:style-name="P4"><text:soft-page-break/><text:span text:style-name="T2"><text:tab/></text:span><text:span text:style-name="T6">Se no passo 3 do Fluxo Alternativo 4 o Administrador não seleciona outro Administrador para confimar a operação, entao</text:span></text:p>
      <text:list xml:id="list36566268" text:style-name="L4">
        <text:list-item>
          <text:list>
            <text:list-item>
              <text:list>
                <text:list-header>
                  <text:p text:style-name="P17"><text:s text:c="18"/>1. O sistema exibe a mensagem “É necessário selecionar outro Administrador para confirmar a operação”;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"><text:s text:c="18"/>2. O caso de uso retorna ao passo 3 do Fluxo Alternativo 4.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6">Fluxo Básico: A base de dados do sistema referente as Instituições sofre alterações.</text:span></text:p>
      <text:p text:style-name="P8"><text:tab/>Fluxo Alternativo 1: Uma nova Instituição está cadastrada no sistema.</text:p>
      <text:p text:style-name="P8"><text:tab/>Fluxo Alternativo 2: Os dados da Instituição foram alterados.</text:p>
      <text:p text:style-name="P8"><text:tab/>Fluxo Alternativo 3: Os dados da Instituição foram alterados.</text:p>
      <text:p text:style-name="P8"><text:tab/>Fluxo Alternativo 4: A Instituição é excluida da base de dados.</text:p>
      <text:p text:style-name="P8"><text:tab/>Fluxo Alternativo 5: O cadastramento da instituição está pendente.</text:p>
      <text:p text:style-name="P8"><text:tab/>Fluxo Alternativo 6: A base de dados do sistema não foi modificada.</text:p>
      <text:p text:style-name="P8"><text:tab/>Fluxo Alternativo 7: A exclusão da Instituição está pendente.</text:p>
      <text:h text:style-name="Heading_20_1" text:outline-level="1">Requisitos Especiais</text:h>
      <text:p text:style-name="P7"><text:s text:c="11"/><text:span text:style-name="T6"><text:s text:c="2"/>Performance: A resposta do sistema para a busca da instituição deve ser realizada em até 1 segundo.</text:span></text:p>
      <text:p text:style-name="P8"><text:s text:c="11"/>Requisito de Auditoria: o sistema salva no banco de dados o usuário que cadastrou/editou/excluiu a instituição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09</text:p>
            </table:table-cell>
            <table:table-cell table:style-name="Tabela2.B1" office:value-type="string">
              <text:p text:style-name="MP1">Data: 22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9-21T16:45:30.93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8</meta:editing-cycles>
    <meta:editing-duration>PT04H39M00S</meta:editing-duration>
    <meta:generator>BrOffice.org/3.2$Win32 OpenOffice.org_project/320m18$Build-9502</meta:generator>
    <dc:date>2010-09-21T16:45:30.85</dc:date>
    <meta:document-statistic meta:table-count="2" meta:image-count="1" meta:object-count="0" meta:page-count="3" meta:paragraph-count="70" meta:word-count="690" meta:character-count="4445"/>
  </office:meta>
</office:document-meta>
</file>